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2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9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0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style:writing-mode="lr-tb"/>
      <style:text-properties officeooo:paragraph-rsid="0054c035"/>
    </style:style>
    <style:style style:name="P102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4" style:family="paragraph" style:parent-style-name="Text_20_body" style:list-style-name="L9"/>
    <style:style style:name="P10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14"/></text:p>
      <text:p text:style-name="P63"><text:span text:style-name="T130">$</text:span> nautilus  <text:span text:style-name="T14">path/path/path</text:span></text:p>
      <text:p text:style-name="P64"><text:span text:style-name="T130">$</text:span> nautilus  <text:span text:style-name="T14">.</text:span></text:p>
      <text:p text:style-name="P63"/>
      <text:p text:style-name="P63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5"><text:span text:style-name="T132"/></text:p>
      <text:p text:style-name="P66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7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7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8"/>
      <text:p text:style-name="P68"/>
      <text:p text:style-name="P69"><text:span text:style-name="Strong_20_Emphasis"><text:span text:style-name="T48">Run command 2 if command 1 succeeds</text:span></text:span><text:span text:style-name="T48">:</text:span></text:p>
      <text:p text:style-name="P70"><text:span text:style-name="Source_20_Text"><text:span text:style-name="T48">command1 &amp;&amp; command2</text:span></text:span></text:p>
      <text:list text:style-name="L2">
        <text:list-item>
          <text:p text:style-name="P71"><text:span text:style-name="Strong_20_Emphasis"><text:span text:style-name="T48">Run command 2 if command 1 fails</text:span></text:span><text:span text:style-name="T48">:</text:span></text:p>
        </text:list-item>
      </text:list>
      <text:p text:style-name="P70"><text:span text:style-name="Source_20_Text"><text:span text:style-name="T48">command1 || command2</text:span></text:span></text:p>
      <text:list text:style-name="L3">
        <text:list-item>
          <text:p text:style-name="P72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3"><text:span text:style-name="Source_20_Text"><text:span text:style-name="T48">command1; command2</text:span></text:span></text:p>
      <text:p text:style-name="P69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4">You can use it for filtering, transforming, sorting, and processing data in real-time.</text:p>
        </text:list-item>
      </text:list>
      <text:p text:style-name="P68"/>
      <text:p text:style-name="P75"><text:span text:style-name="T139">$</text:span><text:span text:style-name="T132"> </text:span><text:span text:style-name="T140">tldr command <text:s/># eg. tldr tldr or tlder man </text:span></text:p>
      <text:p text:style-name="P75"><text:span text:style-name="T130">$</text:span> man command</text:p>
      <text:p text:style-name="P75"><text:span text:style-name="T139">$</text:span><text:span text:style-name="T132"> </text:span><text:span text:style-name="T141">cat</text:span></text:p>
      <text:p text:style-name="P76"><text:span text:style-name="T130">$</text:span> <text:span text:style-name="T142">wget</text:span></text:p>
      <text:p text:style-name="P77">$<text:span text:style-name="T99"> </text:span><text:span text:style-name="T143">cp</text:span></text:p>
      <text:p text:style-name="P78"><text:span text:style-name="T128">$</text:span> <text:span text:style-name="T144">mv</text:span></text:p>
      <text:p text:style-name="P78"><text:span text:style-name="T139">$</text:span><text:span text:style-name="T132"> </text:span><text:span text:style-name="T145">find</text:span></text:p>
      <text:p text:style-name="P79"><text:span text:style-name="T146">$</text:span><text:span text:style-name="T147"> </text:span><text:span text:style-name="T148">chmod</text:span></text:p>
      <text:p text:style-name="P78"><text:span text:style-name="T139">$</text:span><text:span text:style-name="T132"> </text:span><text:span text:style-name="T149">nano</text:span></text:p>
      <text:p text:style-name="P80"><text:span text:style-name="T139">$</text:span><text:span text:style-name="T150"> </text:span><text:span text:style-name="T149">nautilus</text:span></text:p>
      <text:p text:style-name="P81"><text:span text:style-name="T146">$</text:span><text:span text:style-name="T147"> </text:span><text:span text:style-name="T151">wc -l</text:span></text:p>
      <text:p text:style-name="P80"><text:span text:style-name="T139">$</text:span><text:span text:style-name="T132"> </text:span><text:span text:style-name="T149">n</text:span></text:p>
      <text:p text:style-name="P80"><text:span text:style-name="T130">$</text:span> n</text:p>
      <text:p text:style-name="P80"/>
      <text:p text:style-name="P82"/>
      <text:p text:style-name="P82"/>
      <text:p text:style-name="P83"><text:span text:style-name="Source_20_Text"><text:span text:style-name="T105">/tmp</text:span></text:span><text:span text:style-name="T105"> is a </text:span><text:span text:style-name="Strong_20_Emphasis"><text:span text:style-name="T105">temporary directory</text:span></text:span><text:span text:style-name="T105"> in Linux.</text:span></text:p>
      <text:list text:style-name="L5">
        <text:list-item>
          <text:p text:style-name="P84"><text:span text:style-name="T105">It stores files that are deleted </text:span><text:span text:style-name="Strong_20_Emphasis"><text:span text:style-name="T105">automatically after reboot</text:span></text:span><text:span text:style-name="T105"> or sometimes after a few days.</text:span></text:p>
        </text:list-item>
      </text:list>
      <text:p text:style-name="P82"/>
      <text:p text:style-name="P82"/>
      <text:p text:style-name="P85"><text:span text:style-name="Source_20_Text"><text:span text:style-name="T105">/tmp</text:span></text:span><text:span text:style-name="T105"> means: the folder named </text:span><text:span text:style-name="Strong_20_Emphasis"><text:span text:style-name="T105">tmp</text:span></text:span><text:span text:style-name="T105"> inside root (</text:span><text:span text:style-name="Source_20_Text"><text:span text:style-name="T105">/</text:span></text:span><text:span text:style-name="T105"> </text:span></text:p>
      <text:list text:style-name="L6">
        <text:list-item>
          <text:p text:style-name="P86"><text:span text:style-name="Source_20_Text"><text:span text:style-name="T105">tmp/</text:span></text:span><text:span text:style-name="T105"> means: a folder named </text:span><text:span text:style-name="Strong_20_Emphasis"><text:span text:style-name="T105">tmp</text:span></text:span><text:span text:style-name="T105"> inside your </text:span><text:span text:style-name="Strong_20_Emphasis"><text:span text:style-name="T105">current directory</text:span></text:span><text:span text:style-name="T105"><text:line-break/></text:span></text:p>
        </text:list-item>
      </text:list>
      <text:p text:style-name="P87"/>
      <text:p text:style-name="P83"><text:span text:style-name="Source_20_Text"><text:span text:style-name="T105">/opt</text:span></text:span><text:span text:style-name="T105"> = </text:span><text:span text:style-name="Strong_20_Emphasis"><text:span text:style-name="T105">optional application software</text:span></text:span><text:span text:style-name="T105"><text:line-break/>It is part of official Linux Filesystem Hierarchy Standard (FHS .</text:span></text:p>
      <text:h text:style-name="P88" text:outline-level="3">✔ Meaning:</text:h>
      <text:p text:style-name="P89"><text:span text:style-name="Source_20_Text"><text:span text:style-name="T105">opt</text:span></text:span><text:span text:style-name="T105"> = </text:span><text:span text:style-name="Strong_20_Emphasis"><text:span text:style-name="T105">optional</text:span></text:span><text:span text:style-name="T105"><text:line-break/>This folder is used for applications that </text:span><text:span text:style-name="Strong_20_Emphasis"><text:span text:style-name="T105">are not part of the OS</text:span></text:span><text:span text:style-name="T105"> — custom software, third-party tools, your own scripts, etc.</text:span></text:p>
      <text:h text:style-name="P90" text:outline-level="3"><text:span text:style-name="T105">✔ Why use </text:span><text:span text:style-name="Source_20_Text"><text:span text:style-name="T105">/opt</text:span></text:span><text:span text:style-name="T105">?</text:span></text:h>
      <text:p text:style-name="P32">Because it is:</text:p>
      <text:list text:style-name="L7">
        <text:list-item>
          <text:p text:style-name="P91"><text:span text:style-name="Strong_20_Emphasis"><text:span text:style-name="T105">Persistent</text:span></text:span><text:span text:style-name="T105"> (does NOT delete on reboot </text:span></text:p>
        </text:list-item>
        <text:list-item>
          <text:p text:style-name="P91"><text:span text:style-name="Strong_20_Emphasis"><text:span text:style-name="T105">Clean</text:span></text:span><text:span text:style-name="T105"> (keeps your custom apps separate from system files </text:span></text:p>
        </text:list-item>
        <text:list-item>
          <text:p text:style-name="P91"><text:span text:style-name="Strong_20_Emphasis"><text:span text:style-name="T105">Standard</text:span></text:span><text:span text:style-name="T105"> across Ubuntu/Kali/other Linux distros</text:span></text:p>
        </text:list-item>
        <text:list-item>
          <text:p text:style-name="P91"><text:span text:style-name="T105">Good for </text:span><text:span text:style-name="Strong_20_Emphasis"><text:span text:style-name="T105">manual installations</text:span></text:span><text:span text:style-name="T105"> (vs </text:span><text:span text:style-name="Source_20_Text"><text:span text:style-name="T105">/usr/bin</text:span></text:span><text:span text:style-name="T105"> which is for package-managed software </text:span></text:p>
        </text:list-item>
      </text:list>
      <text:h text:style-name="P88" text:outline-level="3">✔ Example:</text:h>
      <text:list text:style-name="L8">
        <text:list-item>
          <text:p text:style-name="P92"><text:span text:style-name="T105">Google Chrome installs in </text:span><text:span text:style-name="Source_20_Text"><text:span text:style-name="T105">/opt/google/</text:span></text:span></text:p>
        </text:list-item>
        <text:list-item>
          <text:p text:style-name="P92"><text:span text:style-name="T105">Android Studio installs in </text:span><text:span text:style-name="Source_20_Text"><text:span text:style-name="T105">/opt/android-studio/</text:span></text:span></text:p>
        </text:list-item>
        <text:list-item>
          <text:p text:style-name="P92"><text:span text:style-name="T105">You can keep your custom tools in </text:span><text:span text:style-name="Source_20_Text"><text:span text:style-name="T105">/opt/mytools/</text:span></text:span></text:p>
        </text:list-item>
      </text:list>
      <text:p text:style-name="P93"/>
      <text:p text:style-name="P93"/>
      <text:p text:style-name="P94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95"><text:span text:style-name="T38">$</text:span><text:span text:style-name="T15"> </text:span><text:span text:style-name="T154">nvm ls</text:span><text:span text:style-name="T155">   </text:span><text:span text:style-name="T15"> </text:span><text:span text:style-name="T15">         </text:span></text:p>
      <text:p text:style-name="P94"><text:span text:style-name="T40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96"><text:span text:style-name="T39">$</text:span><text:span text:style-name="T159"> </text:span><text:span text:style-name="T160">npm install –legacy-peer-deps</text:span></text:p>
      <text:p text:style-name="P97">_________________________<text:span text:style-name="T161">_________________________</text:span> <text:span text:style-name="T161">Swap <text:s/>_____________________</text:span>________________________________</text:p>
      <text:p text:style-name="P81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98">_______________________________<text:span text:style-name="T165">______</text:span> 🔑 Unlocking Your WD Passport Drive <text:s/>_________________________________<text:span text:style-name="T9">____</text:span></text:p>
      <text:p text:style-name="P99"><text:span text:style-name="T166">$</text:span><text:span text:style-name="T167"> </text:span>sudo apt update <text:s/><text:tab/><text:tab/><text:tab/></text:p>
      <text:p text:style-name="P99"><text:span text:style-name="T166">$</text:span><text:span text:style-name="T168"> </text:span>sudo apt install -y python3-pip git</text:p>
      <text:p text:style-name="P99"><text:span text:style-name="T166">$</text:span><text:span text:style-name="T168"> </text:span>sudo pip3 install pyudev git+https://github.com/crypto-universe/py_sg –break-system-packages</text:p>
      <text:p text:style-name="P100"><text:span text:style-name="T38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100"><text:span text:style-name="T38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7">will vanish when rebooted</text:span></text:p>
      <text:p text:style-name="P100"><text:span text:style-name="T38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100"><text:span text:style-name="T38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1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4">🔓</text:span><text:span text:style-name="T176">Unlock your WD Passport drive (replace sdx* with actual device </text:span></text:p>
      <text:h text:style-name="P102" text:outline-level="2">Flags Used</text:h>
      <text:list text:style-name="L9">
        <text:list-item>
          <text:p text:style-name="P103"><text:span text:style-name="Strong_20_Emphasis"><text:span text:style-name="Source_20_Text">-u</text:span></text:span> <text:s text:c="25"/>→ Unlock the drive 🔓</text:p>
        </text:list-item>
        <text:list-item>
          <text:p text:style-name="P103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4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105"/>
      <text:p text:style-name="P106">_______________________________<text:span text:style-name="T165">_____</text:span>___<text:span text:style-name="T165">_____</text:span> Fan Mode Commands <text:s/>_________________________________<text:span text:style-name="T9">___________</text:span></text:p>
      <text:p text:style-name="P106"/>
      <text:p text:style-name="P107">0 -&gt; Super Silent Mode 🔇</text:p>
      <text:p text:style-name="P107">1 -&gt; Standard Mode ⚙️</text:p>
      <text:p text:style-name="P107">2 -&gt; Dust Cleaning 🧹</text:p>
      <text:p text:style-name="P107">4 -&gt; Efficient Thermal Dissipation Mode 🌡️</text:p>
      <text:p text:style-name="P108"/>
      <text:p text:style-name="P109"><text:span text:style-name="T180">$</text:span><text:span text:style-name="T165"> </text:span>echo 0 | sudo tee /sys/bus/platform/drivers/ideapad_acpi/VPC2004:00/fan_mode</text:p>
      <text:p text:style-name="P110"><text:span text:style-name="T180">$</text:span><text:span text:style-name="T165"> </text:span>echo <text:span text:style-name="T165">1</text:span> | sudo tee /sys/bus/platform/drivers/ideapad_acpi/VPC2004:00/fan_mode</text:p>
      <text:p text:style-name="P110"><text:span text:style-name="T180">$</text:span><text:span text:style-name="T165"> </text:span>echo <text:span text:style-name="T165">2</text:span> | sudo tee /sys/bus/platform/drivers/ideapad_acpi/VPC2004:00/fan_mode</text:p>
      <text:p text:style-name="P110"><text:span text:style-name="T180">$</text:span><text:span text:style-name="T165"> </text:span>echo <text:span text:style-name="T165">4</text:span> | sudo tee /sys/bus/platform/drivers/ideapad_acpi/VPC2004:00/fan_mode</text:p>
      <text:p text:style-name="P110"/>
      <text:p text:style-name="P110"/>
      <text:p text:style-name="P110"/>
      <text:p text:style-name="P111">____________________________________________________________________________________________________________</text:p>
      <text:p text:style-name="P112"># used to broadcast important notifications or announcements to all users currently logged into the system.</text:p>
      <text:p text:style-name="P94"><text:span text:style-name="T163">$ wall "we will be going down for maintenance for one hour sharply at 03:30 pm"</text:span></text:p>
      <text:p text:style-name="P112">#combines the functionality of both the ‘uptime‘ and ‘who‘ commands,</text:p>
      <text:p text:style-name="P113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9:35:35.984246834</dc:date>
    <meta:editing-duration>PT23H45M34S</meta:editing-duration>
    <meta:editing-cycles>47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88" meta:word-count="1206" meta:character-count="10373" meta:non-whitespace-character-count="7637"/>
  </office:meta>
</office:document-meta>
</file>